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0.991cm" style:rel-column-width="3821*"/>
    </style:style>
    <style:style style:name="表27.B" style:family="table-column">
      <style:table-column-properties style:column-width="16.009cm" style:rel-column-width="61714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Footnote">
      <style:text-properties fo:font-size="13pt" style:font-size-asian="13pt" style:font-size-complex="13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6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2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4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5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6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9" style:family="paragraph" style:parent-style-name="Text_20_body" style:list-style-name="L49">
      <style:paragraph-properties fo:margin-top="0cm" fo:margin-bottom="0cm" fo:line-height="100%" style:writing-mode="lr-tb"/>
    </style:style>
    <style:style style:name="P7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5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6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9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9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9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3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94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95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96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97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98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99" style:family="paragraph" style:parent-style-name="Table_20_Contents" style:list-style-name="L59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00" style:family="paragraph" style:parent-style-name="Table_20_Contents" style:list-style-name="L6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01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5774337464683807385" text:style-name="L1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0"><text:span text:style-name="T4">#_ </text:span>“二酸化炭素 固定”</text:p>
                </text:list-item>
                <text:list-item>
                  <text:p text:style-name="P20">“<text:span text:style-name="T6">二酸化炭素 光合成 固定量</text:span>”</text:p>
                  <text:list>
                    <text:list-item>
                      <text:p text:style-name="P20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0">#1<text:tab/>“14kgです”</text:p>
                        </text:list-item>
                        <text:list-item>
                          <text:p text:style-name="P20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/>
            </text:list-item>
          </text:list>
        </text:list-item>
      </text:list>
      <text:p text:style-name="P4"><text:soft-page-break/>[next]</text:p>
      <text:list xml:id="list8768388348292279261" text:style-name="L2">
        <text:list-item>
          <text:p text:style-name="P21">TASK : q-1 (37#20_9~.[CO2].ods)</text:p>
        </text:list-item>
      </text:list>
      <text:p text:style-name="P4">[further]</text:p>
      <text:list xml:id="list975559700050088812" text:style-name="L3">
        <text:list-header>
          <text:p text:style-name="P71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4494250485211108208" text:style-name="L4">
        <text:list-item>
          <text:p text:style-name="P22">REVIEW </text:p>
        </text:list-item>
        <text:list-item>
          <text:p text:style-name="P22">TASK-1 : q-1</text:p>
          <text:list>
            <text:list-item>
              <text:p text:style-name="P22">T-1.1<text:span text:style-name="T6">　</text:span></text:p>
              <text:list>
                <text:list-item>
                  <text:p text:style-name="P22">search : <text:span text:style-name="T6">植林 本数</text:span></text:p>
                </text:list-item>
                <text:list-item>
                  <text:p text:style-name="P22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58">#1<text:tab/>“昭和62年春植における１ha当り植栽本数は”</text:p>
                    </text:list-item>
                    <text:list-item>
                      <text:p text:style-name="P22">==&gt;</text:p>
                    </text:list-item>
                  </text:list>
                </text:list-item>
                <text:list-item>
                  <text:p text:style-name="P22">search : <text:span text:style-name="T6">日本 自動車保有数</text:span> </text:p>
                  <text:list>
                    <text:list-item>
                      <text:p text:style-name="P22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2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2">search : </text:p>
                  <text:list>
                    <text:list-item>
                      <text:p text:style-name="P22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2">search </text:p>
                  <text:list>
                    <text:list-item>
                      <text:p text:style-name="P22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2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2">search : “<text:span text:style-name="T6">日本 CO2 内訳</text:span>”</text:p>
                  <text:list>
                    <text:list-item>
                      <text:p text:style-name="P22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2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/>
        </text:list-item>
      </text:list>
      <text:p text:style-name="P4"/>
      <text:p text:style-name="P4">[next]</text:p>
      <text:list xml:id="list9027092402876451757" text:style-name="L5">
        <text:list-item>
          <text:p text:style-name="P23">TASK : search</text:p>
          <text:list>
            <text:list-item>
              <text:p text:style-name="P67">https://duckduckgo.com/?ia=web<text:tab/>二酸化炭素 固定化</text:p>
            </text:list-item>
          </text:list>
        </text:list-item>
      </text:list>
      <text:p text:style-name="P4">[further]</text:p>
      <text:list xml:id="list4989893826886939564" text:style-name="L6">
        <text:list-item>
          <text:p text:style-name="P72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7861348300490829990" text:style-name="L7">
        <text:list-item>
          <text:p text:style-name="P24">REVIEW </text:p>
        </text:list-item>
        <text:list-item>
          <text:p text:style-name="P24">TASK-1 : q-3</text:p>
          <text:list>
            <text:list-item>
              <text:list>
                <text:list-item>
                  <text:p text:style-name="P101">search</text:p>
                  <text:list>
                    <text:list-item>
                      <text:p text:style-name="P68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4">T-1.1 : tech-1</text:p>
              <text:list>
                <text:list-item>
                  <text:p text:style-name="P24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4">#1<text:tab/>日本では、2007年度の</text:p>
                    </text:list-item>
                    <text:list-item>
                      <text:p text:style-name="P24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list xml:id="list6018770082736606129" text:style-name="L8">
              <text:list-item>
                <text:list>
                  <text:list-item>
                    <text:p text:style-name="P25">%</text:p>
                  </text:list-item>
                </text:list>
              </text:list-item>
            </text:list>
            <text:p text:style-name="P14"/>
          </table:table-cell>
          <table:table-cell table:style-name="表3.C1" office:value-type="string">
            <text:p text:style-name="P14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6"><text:s/>+34.8 % </text:p>
            <text:p text:style-name="P16"/>
          </table:table-cell>
          <table:table-cell table:style-name="表3.C2" office:value-type="string">
            <text:p text:style-name="P16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><office:annotation office:name="__Annotation__13009_1309051837"><dc:creator>iwabuchi ken</dc:creator><dc:date>2020-05-06T16:08:40.97</dc:date><text:p text:style-name="P102"><text:span text:style-name="T13">割合 </text:span><text:span text:style-name="T13">in </text:span><text:span text:style-name="T13">全体</text:span></text:p></office:annotation>14.49<office:annotation-end office:name="__Annotation__13009_1309051837"/> %</text:p>
            <text:p text:style-name="P16"/>
          </table:table-cell>
          <table:table-cell table:style-name="表3.C2" office:value-type="string">
            <text:p text:style-name="P14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6">4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list xml:id="list2808993058624292201" text:style-name="L9">
              <text:list-item>
                <text:p text:style-name="P26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59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59"><text:soft-page-break/>m1における、火力発電所が占める割合が、100%とする（θ1）</text:p>
              </text:list-item>
              <text:list-item>
                <text:p text:style-name="P59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4"/>
      <text:p text:style-name="P4">[next]</text:p>
      <text:list xml:id="list1527848115965945695" text:style-name="L10">
        <text:list-item>
          <text:p text:style-name="P27">TASK<text:span text:style-name="T6"> : q-3 (cont.)</text:span></text:p>
          <text:list>
            <text:list-item>
              <text:p text:style-name="P27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60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3716551148414777773" text:style-name="L11">
        <text:list-item>
          <text:p text:style-name="P28"><text:span text:style-name="T4">#_ </text:span>REVIEW </text:p>
        </text:list-item>
        <text:list-item>
          <text:p text:style-name="P28">TASK-1</text:p>
          <text:list>
            <text:list-item>
              <text:p text:style-name="P28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61"><text:soft-page-break/>“CO2固定技術には様々な”</text:p>
                </text:list-item>
                <text:list-item>
                  <text:p text:style-name="P61"><text:span text:style-name="T4">#_ </text:span>#2<text:tab/>“排ガスをCO2を選択的に溶解できる” </text:p>
                </text:list-item>
                <text:list-item>
                  <text:p text:style-name="P61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8">TASK-2 : do-2</text:p>
          <text:list>
            <text:list-item>
              <text:p text:style-name="P28">split CO2 ==&gt; search</text:p>
              <text:list>
                <text:list-item>
                  <text:p text:style-name="P28">M-3</text:p>
                </text:list-item>
                <text:list-item>
                  <text:p text:style-name="P28">M-4 </text:p>
                  <text:list>
                    <text:list-item>
                      <text:list>
                        <text:list-item>
                          <text:p text:style-name="P28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8">#1<text:tab/>“The solution devised by a team ”</text:p>
                    </text:list-item>
                    <text:list-item>
                      <text:p text:style-name="P28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036324151279640500" text:style-name="L12">
        <text:list-item>
          <text:p text:style-name="P29">TASK : M-4, #2</text:p>
          <text:list>
            <text:list-item>
              <text:p text:style-name="P29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9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5623561885590157043" text:style-name="L13">
        <text:list-item>
          <text:p text:style-name="P30">CO2 <text:span text:style-name="T6">膜分離　=&gt;　</text:span><office:annotation office:name="__Annotation__13048_1309051837"><dc:creator>iwabuchi ken</dc:creator><dc:date>2020-05-06T18:06:40.07</dc:date><text:p text:style-name="P102"><text:span text:style-name="T13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4496057971070662368" text:style-name="L14">
        <text:list-item>
          <text:p text:style-name="P31">REVIEW </text:p>
        </text:list-item>
        <text:list-item>
          <text:p text:style-name="P31"><text:span text:style-name="T4">#_ </text:span>TASK-1 : M-4, #2</text:p>
          <text:list>
            <text:list-item>
              <text:p text:style-name="P31">#2<text:tab/>“That's why scientists have been working”</text:p>
              <text:list>
                <text:list-item>
                  <text:p text:style-name="P31">Marcel Schreier<text:tab/>:people </text:p>
                </text:list-item>
              </text:list>
            </text:list-item>
          </text:list>
        </text:list-item>
        <text:list-item>
          <text:p text:style-name="P31"><text:span text:style-name="T4">#_ </text:span>TASK-2 : M-5</text:p>
          <text:list>
            <text:list-item>
              <text:p text:style-name="P31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1">#1<text:tab/>“The activity of this catalyst”</text:p>
                  <text:list>
                    <text:list-item>
                      <text:p text:style-name="P31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571842485199053014" text:style-name="L15">
        <text:list-item>
          <text:p text:style-name="P32">TASK-1 : read docs ==&gt; M-6 ~</text:p>
        </text:list-item>
        <text:list-item>
          <text:p text:style-name="P32">TASK-2 : search ==&gt; “CO2 split” (<office:annotation office:name="__Annotation__18747_1668087087"><dc:creator>iwabuchi ken</dc:creator><dc:date>2020-05-09T18:16:24.08</dc:date><text:p text:style-name="P102"><text:span text:style-name="T13">search</text:span></text:p></office:annotation>s<office:annotation-end office:name="__Annotation__18747_1668087087"/>-1)</text:p>
        </text:list-item>
      </text:list>
      <text:p text:style-name="P4">[further]</text:p>
      <text:list xml:id="list2886015551265871554" text:style-name="L16">
        <text:list-item>
          <text:p text:style-name="P73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3751601092885644877" text:style-name="L17">
        <text:list-item>
          <text:p text:style-name="P33">REVIEW </text:p>
        </text:list-item>
        <text:list-item>
          <text:p text:style-name="P33">TASK-1 : M-6</text:p>
          <text:list>
            <text:list-item>
              <text:p text:style-name="P33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7651538" text:continue-numbering="true" text:style-name="L17">
          <text:list-item>
            <text:list>
              <text:list-item>
                <text:list>
                  <text:list-item>
                    <text:p text:style-name="P33">Michael Grätzel<text:tab/><text:tab/>:people</text:p>
                  </text:list-item>
                  <text:list-item>
                    <text:p text:style-name="P33">Grätzel cells<text:tab/><text:tab/>:w</text:p>
                  </text:list-item>
                  <text:list-item>
                    <text:p text:style-name="P33">Jingshan Luo<text:tab/>:p</text:p>
                  </text:list-item>
                </text:list>
              </text:list-item>
            </text:list>
          </text:list-item>
        </text:list>
      </text:section>
      <text:list xml:id="list37651914" text:continue-numbering="true" text:style-name="L17">
        <text:list-item>
          <text:list>
            <text:list-item>
              <text:list>
                <text:list-item>
                  <text:p text:style-name="P33">"oxygen evolution" reaction<text:tab/>:w</text:p>
                </text:list-item>
                <text:list-item>
                  <text:p text:style-name="P33">#2<text:tab/>“This is the first time “</text:p>
                </text:list-item>
              </text:list>
            </text:list-item>
          </text:list>
        </text:list-item>
        <text:list-item>
          <text:p text:style-name="P33">TASK-2 : M-9 :d-2</text:p>
          <text:list>
            <text:list-item>
              <text:p text:style-name="P33">#1<text:tab/>“One of the best studied”</text:p>
            </text:list-item>
            <text:list-item>
              <text:p text:style-name="P33">#2<text:tab/>“He put a layer of them”</text:p>
            </text:list-item>
            <text:list-item>
              <text:p text:style-name="P33">#3<text:tab/>“Graetzel’s team sought to”</text:p>
            </text:list-item>
            <text:list-item>
              <text:p text:style-name="P33">#4<text:tab/>“a record 13.4% of the energy”</text:p>
            </text:list-item>
            <text:list-item>
              <text:p text:style-name="P33">#5<text:tab/>“Nate Lewis,”</text:p>
            </text:list-item>
          </text:list>
        </text:list-item>
      </text:list>
      <text:p text:style-name="P4">[next]</text:p>
      <text:list xml:id="list3251860051340304068" text:style-name="L18">
        <text:list-item>
          <text:p text:style-name="P34">TASK : M-8</text:p>
          <text:list>
            <text:list-item>
              <text:p text:style-name="P34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2704510365180432483" text:style-name="L19">
        <text:list-item>
          <text:p text:style-name="P35">REVIEW </text:p>
        </text:list-item>
        <text:list-item>
          <text:p text:style-name="P35">TASK-1 : M-8<text:tab/>:d-1</text:p>
          <text:list>
            <text:list-item>
              <text:p text:style-name="P35">#1<text:tab/>“vacuum ultraviolet light”</text:p>
              <text:list>
                <text:list-item>
                  <text:p text:style-name="P35">VUV<text:tab/>:w</text:p>
                </text:list-item>
              </text:list>
            </text:list-item>
          </text:list>
        </text:list-item>
        <text:list-item>
          <text:p text:style-name="P35">TASK-2 : M-11 :d-2</text:p>
          <text:list>
            <text:list-item>
              <text:p text:style-name="P35">#1<text:tab/>“Whereas on a single atom”</text:p>
            </text:list-item>
            <text:list-item>
              <text:p text:style-name="P35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5">#2<text:tab/>“In addition to ”</text:p>
            </text:list-item>
            <text:list-item>
              <text:p text:style-name="P35">#3<text:tab/>“To get a closer look”</text:p>
            </text:list-item>
          </text:list>
        </text:list-item>
      </text:list>
      <text:p text:style-name="P4">[next]</text:p>
      <text:list xml:id="list6652977375753717235" text:style-name="L20">
        <text:list-item>
          <text:p text:style-name="P36">TASK : M-11 : #3 “To get a closer look”</text:p>
          <text:list>
            <text:list-item>
              <text:p text:style-name="P36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6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577403632744057416" text:style-name="L21">
        <text:list-item>
          <text:p text:style-name="P74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8580093452738758262" text:style-name="L22">
        <text:list-item>
          <text:p text:style-name="P37">REVIEW </text:p>
        </text:list-item>
        <text:list-item>
          <text:p text:style-name="P37"><text:span text:style-name="T4">#_ </text:span>TASK-1 : M-11 : #3 “To get a closer look” <text:s/>:d-1</text:p>
          <text:list>
            <text:list-item>
              <text:p text:style-name="P37">#3 “To get a closer look” </text:p>
              <text:list>
                <text:list-item>
                  <text:p text:style-name="P37">graphene<text:tab/>:w [20200514_144633</text:p>
                </text:list-item>
              </text:list>
            </text:list-item>
          </text:list>
        </text:list-item>
        <text:list-item>
          <text:p text:style-name="P37"><text:span text:style-name="T4">#_ </text:span>TASK-2 : M-12 :d-2</text:p>
          <text:list>
            <text:list-item>
              <text:p text:style-name="P37">#1<text:tab/>“Oxygen Production Rate”</text:p>
              <text:list>
                <text:list-item>
                  <text:p text:style-name="P37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7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4767492206959437294" text:style-name="L23">
        <text:list-item>
          <text:p text:style-name="P75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7629033" text:continue-list="list7861348300490829990" text:style-name="L7">
        <text:list-item>
          <text:p text:style-name="P24">REVIEW </text:p>
        </text:list-item>
        <text:list-item>
          <text:p text:style-name="P24">TASK-1 : M-13<text:tab/>:d-1</text:p>
          <text:list>
            <text:list-item>
              <text:p text:style-name="P24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4">#3<text:tab/>本发明的解决方案是一种</text:p>
                  <text:list>
                    <text:list-item>
                      <text:p text:style-name="P24">尾气<text:tab/><text:tab/>:w</text:p>
                    </text:list-item>
                    <text:list-item>
                      <text:p text:style-name="P24">降解<text:tab/><text:tab/>:w</text:p>
                      <text:list>
                        <text:list-item>
                          <text:p text:style-name="P24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4">#4<text:tab/>在步骤c中进行下述化学反应</text:p>
                  <text:list>
                    <text:list-item>
                      <text:p text:style-name="P24">二次氧化<text:tab/><text:tab/>:w</text:p>
                    </text:list-item>
                  </text:list>
                </text:list-item>
                <text:list-item>
                  <text:p text:style-name="P24"><text:span text:style-name="T4">#_ </text:span>#5<text:tab/>在步骤d中进行 </text:p>
                </text:list-item>
                <text:list-item>
                  <text:p text:style-name="P24">#6<text:tab/>由于本发明在反应槽分解之前</text:p>
                </text:list-item>
              </text:list>
            </text:list-item>
            <text:list-item>
              <text:p text:style-name="P24"><text:span text:style-name="T4">#_ </text:span>M-13a<text:tab/><text:tab/>:d-2</text:p>
              <text:list>
                <text:list-item>
                  <text:p text:style-name="P24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4">#2<text:tab/>界面上反应元素的</text:p>
                      <text:list>
                        <text:list-item>
                          <text:p text:style-name="P24"><text:soft-page-break/>传质过程<text:tab/><text:tab/>:w</text:p>
                        </text:list-item>
                        <text:list-item>
                          <text:p text:style-name="P24">氧化焰<text:tab/><text:tab/>:w</text:p>
                        </text:list-item>
                      </text:list>
                    </text:list-item>
                    <text:list-item>
                      <text:p text:style-name="P24"/>
                    </text:list-item>
                  </text:list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4"/>
      <text:p text:style-name="P4">[next]</text:p>
      <text:list xml:id="list7290759087788616744" text:style-name="L24">
        <text:list-item>
          <text:p text:style-name="P76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7240534481417319977" text:style-name="L25">
        <text:list-item>
          <text:p text:style-name="P38">REVIEW </text:p>
        </text:list-item>
        <text:list-item>
          <text:p text:style-name="P38">TASK-1 : <text:s/>M-13</text:p>
          <text:list>
            <text:list-item>
              <text:p text:style-name="P38">#7<text:tab/>“由于在本发明的每一步骤之后”</text:p>
            </text:list-item>
            <text:list-item>
              <text:p text:style-name="P38">==&gt; comp</text:p>
              <text:list>
                <text:list-item>
                  <text:p text:style-name="P38"><text:span text:style-name="T4">#_ </text:span>text file</text:p>
                  <text:list>
                    <text:list-item>
                      <text:p text:style-name="P38">add ==&gt; datetime</text:p>
                    </text:list-item>
                  </text:list>
                </text:list-item>
                <text:list-item>
                  <text:p text:style-name="P38"><text:soft-page-break/><text:span text:style-name="T4">#_ </text:span>sheet</text:p>
                  <text:list>
                    <text:list-item>
                      <text:p text:style-name="P38">enter : “ended” datetime</text:p>
                    </text:list-item>
                    <text:list-item>
                      <text:p text:style-name="P38">change color : <text:span text:style-name="T6">黄色４</text:span></text:p>
                    </text:list-item>
                  </text:list>
                </text:list-item>
                <text:list-item>
                  <text:p text:style-name="P62">sheet : 37#23_11.[CO2].[admin].ods : tab “4_memos”</text:p>
                  <text:list>
                    <text:list-item>
                      <text:p text:style-name="P62">add new info</text:p>
                      <text:list>
                        <text:list-item>
                          <text:p text:style-name="P62">method</text:p>
                        </text:list-item>
                      </text:list>
                    </text:list-item>
                  </text:list>
                </text:list-item>
                <text:list-item>
                  <text:p text:style-name="P62">documentation</text:p>
                  <text:list>
                    <text:list-item>
                      <text:p text:style-name="P62">what found </text:p>
                    </text:list-item>
                    <text:list-item>
                      <text:p text:style-name="P62">questions</text:p>
                      <text:list>
                        <text:list-item>
                          <text:p text:style-name="P62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62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7627962" text:continue-numbering="true" text:style-name="L25">
          <text:list-item>
            <text:list>
              <text:list-item>
                <text:p text:style-name="P38">#3</text:p>
                <text:list>
                  <text:list-item>
                    <text:p text:style-name="P38">adsorption<text:tab/>:w</text:p>
                  </text:list-item>
                </text:list>
              </text:list-item>
              <text:list-item>
                <text:p text:style-name="P38">#4</text:p>
                <text:list>
                  <text:list-item>
                    <text:p text:style-name="P38">one-millionth of a metre</text:p>
                    <text:list>
                      <text:list-item>
                        <text:p text:style-name="P38">==&gt; <office:annotation office:name="__Annotation__20261_982960151"><dc:creator>iwabuchi ken</dc:creator><dc:date>2020-05-17T18:12:49.18</dc:date><text:p text:style-name="P102"><text:span text:style-name="T13">https://ja.wikipedia.org/wiki/</text:span><text:span text:style-name="T13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639123" text:continue-numbering="true" text:style-name="L25">
        <text:list-item>
          <text:list>
            <text:list-item>
              <text:p text:style-name="P62">documentation</text:p>
              <text:list>
                <text:list-item>
                  <text:p text:style-name="P62">what found </text:p>
                </text:list-item>
                <text:list-item>
                  <text:p text:style-name="P62">questions</text:p>
                  <text:list>
                    <text:list-item>
                      <text:p text:style-name="P62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62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3045630917977822757" text:style-name="L26">
        <text:list-item>
          <text:p text:style-name="P77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3431500959909344763" text:style-name="L27">
        <text:list-item>
          <text:p text:style-name="P39">REVIEW </text:p>
        </text:list-item>
        <text:list-item>
          <text:p text:style-name="P39">TASK-1 : M-15,n</text:p>
        </text:list-item>
      </text:list>
      <text:section text:style-name="Sect1" text:name="セクション3">
        <text:list xml:id="list37644835" text:continue-numbering="true" text:style-name="L27">
          <text:list-item>
            <text:list>
              <text:list-item>
                <text:p text:style-name="P39">read</text:p>
                <text:list>
                  <text:list-item>
                    <text:p text:style-name="P39">#1</text:p>
                  </text:list-item>
                  <text:list-item>
                    <text:p text:style-name="P39">#2</text:p>
                  </text:list-item>
                  <text:list-item>
                    <text:p text:style-name="P39">#3</text:p>
                  </text:list-item>
                  <text:list-item>
                    <text:p text:style-name="P39">#4</text:p>
                  </text:list-item>
                  <text:list-item>
                    <text:p text:style-name="P39">#5</text:p>
                  </text:list-item>
                </text:list>
              </text:list-item>
            </text:list>
          </text:list-item>
        </text:list>
      </text:section>
      <text:list xml:id="list37632350" text:continue-numbering="true" text:style-name="L27">
        <text:list-item>
          <text:list>
            <text:list-item>
              <text:p text:style-name="P39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6">1</text:p>
          </table:table-cell>
          <table:table-cell table:style-name="表6.B1" office:value-type="string">
            <text:p text:style-name="P14">CO2 can be converted to ==&gt; ethanol, formic acid, a.o.</text:p>
          </table:table-cell>
        </table:table-row>
      </table:table>
      <text:list xml:id="list37633256" text:continue-numbering="true" text:style-name="L27">
        <text:list-item>
          <text:p text:style-name="P39">TASK-2 : M-16,n<text:tab/>/ :d-2</text:p>
          <text:list>
            <text:list-item>
              <text:p text:style-name="P39">read</text:p>
              <text:list>
                <text:list-item>
                  <text:p text:style-name="P39">#1</text:p>
                  <text:list>
                    <text:list-item>
                      <text:p text:style-name="P39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39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4">formate ==&gt; a form of strorage for RE<text:note text:id="ftn6" text:note-class="footnote"><text:note-citation>6</text:note-citation><text:note-body><text:p text:style-name="P19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4">#1.1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4">TEOA ==&gt; enhance catalytic reactions</text:p>
          </table:table-cell>
          <table:table-cell table:style-name="表7.C2" office:value-type="string">
            <text:p text:style-name="P14">#3</text:p>
          </table:table-cell>
        </table:table-row>
        <table:table-row>
          <table:table-cell table:style-name="表7.A2" office:value-type="float" office:value="3">
            <text:p text:style-name="P17">3</text:p>
          </table:table-cell>
          <table:table-cell table:style-name="表7.B2" office:value-type="string">
            <text:p text:style-name="P14">this paper ==&gt; use ruthenium catalysit</text:p>
          </table:table-cell>
          <table:table-cell table:style-name="表7.C2" office:value-type="string">
            <text:p text:style-name="P14">#[TWX]</text:p>
          </table:table-cell>
        </table:table-row>
      </table:table>
      <text:list xml:id="list37627778" text:continue-numbering="true" text:style-name="L27">
        <text:list-item>
          <text:list>
            <text:list-item>
              <text:p text:style-name="P39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6">1</text:p>
          </table:table-cell>
          <table:table-cell table:style-name="表8.B1" office:value-type="string">
            <text:p text:style-name="P14">Earth-abundant photocatalytic systems for the visible-light-driven reduction of CO2 to CO†<text:note text:id="ftn7" text:note-class="footnote"><text:note-citation>7</text:note-citation><text:note-body><text:p text:style-name="P14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4">search “electron donor BIH”</text:p>
          </table:table-cell>
        </table:table-row>
      </table:table>
      <text:list xml:id="list37645630" text:continue-numbering="true" text:style-name="L27">
        <text:list-item>
          <text:list>
            <text:list-item>
              <text:p text:style-name="P39"/>
            </text:list-item>
          </text:list>
        </text:list-item>
      </text:list>
      <text:p text:style-name="P4"/>
      <text:p text:style-name="P4">[next] </text:p>
      <text:list xml:id="list3101061488346085802" text:style-name="L28">
        <text:list-item>
          <text:p text:style-name="P40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6968204686537069174" text:style-name="L29">
        <text:list-item>
          <text:p text:style-name="P41">REVIEW </text:p>
        </text:list-item>
        <text:list-item>
          <text:p text:style-name="P41">TASK-1 : <text:span text:style-name="T3">https://duckduckgo.com/?ia=web<text:tab/>split CO2</text:span></text:p>
          <text:list>
            <text:list-item>
              <text:p text:style-name="P41">FOUND</text:p>
              <text:list>
                <text:list-item>
                  <text:p text:style-name="P41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5410614003250084698" text:style-name="L30">
        <text:list-item>
          <text:p text:style-name="P78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3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5939573785101298636" text:style-name="L31">
        <text:list-item>
          <text:p text:style-name="P42">REVIEW </text:p>
        </text:list-item>
        <text:list-item>
          <text:p text:style-name="P42">TASK-1 : M-20 ==&gt; read</text:p>
        </text:list-item>
      </text:list>
      <text:section text:style-name="Sect1" text:name="セクション4">
        <text:list xml:id="list37624804" text:continue-numbering="true" text:style-name="L31">
          <text:list-item>
            <text:list>
              <text:list-item>
                <text:p text:style-name="P42">#1<text:tab/>Solar thermochemical splitting of CO2</text:p>
              </text:list-item>
              <text:list-item>
                <text:p text:style-name="P42">#2</text:p>
              </text:list-item>
              <text:list-item>
                <text:p text:style-name="P42">#4</text:p>
                <text:list>
                  <text:list-item>
                    <text:p text:style-name="P42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7625658" text:continue-numbering="true" text:style-name="L31">
        <text:list-item>
          <text:list>
            <text:list-item>
              <text:p text:style-name="P42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6">1</text:p>
          </table:table-cell>
          <table:table-cell table:style-name="表9.B1" office:value-type="string">
            <text:list xml:id="list6314651652580302996" text:style-name="L32">
              <text:list-item>
                <text:p text:style-name="P96">Sabatier reaction ==&gt; CO2 to CH4</text:p>
                <text:list>
                  <text:list-item>
                    <text:p text:style-name="P96">400 (C) + pressure</text:p>
                  </text:list-item>
                </text:list>
              </text:list-item>
              <text:list-item>
                <text:p text:style-name="P96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7649291" text:continue-list="list37625658" text:style-name="L31">
        <text:list-item>
          <text:p text:style-name="P42">TASK-2 : MEMO-2 : 炭酸塩固定</text:p>
          <text:list>
            <text:list-item>
              <text:p text:style-name="P42">T-2.1 : search ==&gt; S-5</text:p>
              <text:list>
                <text:list-item>
                  <text:p text:style-name="P4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042772899157560271" text:style-name="L33">
        <text:list-item>
          <text:p text:style-name="P43">TASK : M-22.1 (cont.)</text:p>
          <text:list>
            <text:list-item>
              <text:p text:style-name="P43">#2</text:p>
            </text:list-item>
          </text:list>
        </text:list-item>
      </text:list>
      <text:p text:style-name="P4">[further]</text:p>
      <text:p text:style-name="P11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8">res free# JVEMV6 37#23_24 / 37. miscs / 23. CO2 / 20200521_164553</text:p>
      <text:p text:style-name="P4"/>
      <text:p text:style-name="P4">[do] <text:span text:style-name="T4">#_ </text:span></text:p>
      <text:list xml:id="list5002478630147637387" text:style-name="L34">
        <text:list-item>
          <text:p text:style-name="P44">REVIEW </text:p>
        </text:list-item>
        <text:list-item>
          <text:p text:style-name="P44">TASK-1 : M-22.1 (cont.) / :d-1</text:p>
        </text:list-item>
      </text:list>
      <text:section text:style-name="Sect1" text:name="セクション5">
        <text:list xml:id="list37631949" text:continue-numbering="true" text:style-name="L34">
          <text:list-item>
            <text:list>
              <text:list-item>
                <text:p text:style-name="P44">#2</text:p>
                <text:list>
                  <text:list-item>
                    <text:p text:style-name="P44">pHスイング<text:tab/>:w</text:p>
                  </text:list-item>
                  <text:list-item>
                    <text:p text:style-name="P44"><text:soft-page-break/>NH4Cl水溶液<text:tab/>:w</text:p>
                  </text:list-item>
                </text:list>
              </text:list-item>
              <text:list-item>
                <text:p text:style-name="P44">#3</text:p>
              </text:list-item>
              <text:list-item>
                <text:p text:style-name="P44">#4</text:p>
              </text:list-item>
              <text:list-item>
                <text:p text:style-name="P44">#5</text:p>
              </text:list-item>
              <text:list-item>
                <text:p text:style-name="P44">#6</text:p>
                <text:list>
                  <text:list-item>
                    <text:p text:style-name="P44">CO2鉱物化<text:tab/>:w</text:p>
                  </text:list-item>
                  <text:list-item>
                    <text:p text:style-name="P44"/>
                  </text:list-item>
                </text:list>
              </text:list-item>
            </text:list>
          </text:list-item>
        </text:list>
      </text:section>
      <text:list xml:id="list37634778" text:continue-numbering="true" text:style-name="L34">
        <text:list-item>
          <text:list>
            <text:list-item>
              <text:p text:style-name="P44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p text:style-name="P18">粉砕処理に、お金がかかる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運転コストは、前のバージョンと比べて、1/3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必要な機器　=&gt;　高価</text:p>
          </table:table-cell>
        </table:table-row>
      </table:table>
      <text:list xml:id="list37652493" text:continue-numbering="true" text:style-name="L34">
        <text:list-item>
          <text:list>
            <text:list-item>
              <text:p text:style-name="P63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/>
          </table:table-cell>
          <table:table-cell table:style-name="表11.B1" office:value-type="string">
            <text:p text:style-name="P18">-</text:p>
          </table:table-cell>
        </table:table-row>
      </table:table>
      <text:list xml:id="list37639310" text:continue-numbering="true" text:style-name="L34">
        <text:list-item>
          <text:p text:style-name="P63">TASK-2 : view pages</text:p>
          <text:list>
            <text:list-item>
              <text:list>
                <text:list-item>
                  <text:p text:style-name="P44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44">二酸化炭素の海洋隔離に伴う環境影響予測技術開発（第Ⅰ～Ⅱ編） ==&gt; to material list</text:p>
                    </text:list-item>
                    <text:list-item>
                      <text:p text:style-name="P44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"/>
          </table:table-cell>
          <table:table-cell table:style-name="表12.B1" office:value-type="string">
            <text:p text:style-name="P18">地中に、CO2ガス（気体）を入れる</text:p>
          </table:table-cell>
        </table:table-row>
        <table:table-row>
          <table:table-cell table:style-name="表12.A2" office:value-type="string">
            <text:p text:style-name="P16"/>
          </table:table-cell>
          <table:table-cell table:style-name="表12.B2" office:value-type="string">
            <text:p text:style-name="P18"/>
          </table:table-cell>
        </table:table-row>
      </table:table>
      <text:list xml:id="list37645802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44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3</text:p>
          <text:list>
            <text:list-item>
              <text:p text:style-name="P44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823120255790729381" text:style-name="L35">
        <text:list-item>
          <text:p text:style-name="P88"><text:soft-page-break/>「ジオリアクター」　=&gt;　調査、もういい。</text:p>
        </text:list-item>
        <text:list-item>
          <text:p text:style-name="P79">TASK-1 : search ==&gt; S-6~8</text:p>
        </text:list-item>
      </text:list>
      <text:p text:style-name="P4">[further]</text:p>
      <text:p text:style-name="P11"><text:line-break/><text:span text:style-name="T5">[/ XXX] 20200521_181821</text:span></text:p>
      <text:p text:style-name="P11"/>
      <text:p text:style-name="P2"/>
      <text:p text:style-name="P5"/>
      <text:p text:style-name="P4"><text:span text:style-name="T2">23_24</text:span>----------------------------------------------------------------</text:p>
      <text:p text:style-name="P8">res free# JVEMV6 37#23_25 / 37. miscs / 23. CO2 / 20200522_150044</text:p>
      <text:p text:style-name="P4"/>
      <text:p text:style-name="P4">[do] <text:span text:style-name="T4">#_ </text:span></text:p>
      <text:list xml:id="list6186247745424590444" text:style-name="L36">
        <text:list-item>
          <text:p text:style-name="P45">REVIEW </text:p>
        </text:list-item>
        <text:list-item>
          <text:p text:style-name="P45">TASK-1 : S-7 ==&gt; co2 conversion to methane</text:p>
          <text:list>
            <text:list-item>
              <text:p text:style-name="P64">M-23<text:tab/><text:tab/>:d-1</text:p>
            </text:list-item>
          </text:list>
        </text:list-item>
      </text:list>
      <text:section text:style-name="Sect1" text:name="セクション6">
        <text:list xml:id="list37645226" text:continue-numbering="true" text:style-name="L36">
          <text:list-item>
            <text:list>
              <text:list-item>
                <text:list>
                  <text:list-item>
                    <text:p text:style-name="P64">#1</text:p>
                  </text:list-item>
                  <text:list-item>
                    <text:p text:style-name="P45">#2</text:p>
                  </text:list-item>
                  <text:list-item>
                    <text:p text:style-name="P45">#3</text:p>
                    <text:list>
                      <text:list-item>
                        <text:p text:style-name="P45">two-pot procedure<text:tab/>:w</text:p>
                      </text:list-item>
                    </text:list>
                  </text:list-item>
                  <text:list-item>
                    <text:p text:style-name="P45">#4</text:p>
                    <text:list>
                      <text:list-item>
                        <text:p text:style-name="P45">water oxidation :w</text:p>
                      </text:list-item>
                    </text:list>
                  </text:list-item>
                  <text:list-item>
                    <text:p text:style-name="P45">#5</text:p>
                    <text:list>
                      <text:list-item>
                        <text:p text:style-name="P45">gas diffusion electrode<text:tab/>:w</text:p>
                      </text:list-item>
                    </text:list>
                  </text:list-item>
                  <text:list-item>
                    <text:p text:style-name="P45">#6</text:p>
                    <text:list>
                      <text:list-item>
                        <text:p text:style-name="P45">impurities<text:tab/>:w</text:p>
                      </text:list-item>
                      <text:list-item>
                        <text:p text:style-name="P45">Catalyst poisoning :w</text:p>
                      </text:list-item>
                    </text:list>
                  </text:list-item>
                  <text:list-item>
                    <text:p text:style-name="P45">#7</text:p>
                    <text:list>
                      <text:list-item>
                        <text:p text:style-name="P45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650849" text:continue-numbering="true" text:style-name="L36">
        <text:list-item>
          <text:list>
            <text:list-item>
              <text:list>
                <text:list-item>
                  <text:p text:style-name="P45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6">1</text:p>
          </table:table-cell>
          <table:table-cell table:style-name="表13.B1" office:value-type="string">
            <text:p text:style-name="P18">use iron complex, not that of ruthenium</text:p>
          </table:table-cell>
        </table:table-row>
        <table:table-row>
          <table:table-cell table:style-name="表13.A2" office:value-type="float" office:value="2">
            <text:p text:style-name="P16">2</text:p>
          </table:table-cell>
          <table:table-cell table:style-name="表13.B2" office:value-type="string">
            <text:p text:style-name="P18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6">3</text:p>
          </table:table-cell>
          <table:table-cell table:style-name="表13.B2" office:value-type="string">
            <text:p text:style-name="P18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6">4</text:p>
          </table:table-cell>
          <table:table-cell table:style-name="表13.B2" office:value-type="string">
            <text:p text:style-name="P18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6">5</text:p>
          </table:table-cell>
          <table:table-cell table:style-name="表13.B2" office:value-type="string">
            <text:p text:style-name="P18">known (so they say) : from CO2 to CH4 ==&gt; first step in the process is : CO2 → CO (then, CO → CH4)</text:p>
          </table:table-cell>
        </table:table-row>
      </table:table>
      <text:list xml:id="list37653523" text:continue-numbering="true" text:style-name="L36">
        <text:list-item>
          <text:list>
            <text:list-item>
              <text:list>
                <text:list-item>
                  <text:p text:style-name="P4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871884122317094317" text:style-name="L37">
        <text:list-item>
          <text:p text:style-name="P80">TASK : M-24,n</text:p>
        </text:list-item>
      </text:list>
      <text:p text:style-name="P4">[further]</text:p>
      <text:p text:style-name="P11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8">(26) res free# JVEMV6 37#23_X / 37. miscs / 23. CO2 / 20200523_174112</text:p>
      <text:p text:style-name="P5"/>
      <text:p text:style-name="P4">[do] <text:span text:style-name="T4">#_ </text:span></text:p>
      <text:list xml:id="list8325491017771614623" text:style-name="L38">
        <text:list-item>
          <text:p text:style-name="P46">REVIEW </text:p>
        </text:list-item>
        <text:list-item>
          <text:p text:style-name="P46"><text:soft-page-break/>TASK-1 : M-24,n</text:p>
          <text:list>
            <text:list-item>
              <text:p text:style-name="P46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46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6">1</text:p>
          </table:table-cell>
          <table:table-cell table:style-name="表15.B1" office:value-type="string">
            <text:p text:style-name="P18">the research team was initially targeting for CO2-CO conversion, not methane.</text:p>
          </table:table-cell>
        </table:table-row>
      </table:table>
      <text:list xml:id="list37640707" text:continue-numbering="true" text:style-name="L38">
        <text:list-item>
          <text:p text:style-name="P46">TASK-2 : search ==&gt; S-7 ==&gt; co2 conversion to methane </text:p>
          <text:list>
            <text:list-item>
              <text:p text:style-name="P46">==&gt; OK</text:p>
            </text:list-item>
          </text:list>
        </text:list-item>
        <text:list-item>
          <text:p text:style-name="P46">TASK-3 : read ==&gt; M-26.n</text:p>
          <text:list>
            <text:list-item>
              <text:p text:style-name="P46">read</text:p>
              <text:list>
                <text:list-item>
                  <text:p text:style-name="P46">#1</text:p>
                </text:list-item>
                <text:list-item>
                  <text:p text:style-name="P46">#2</text:p>
                </text:list-item>
              </text:list>
            </text:list-item>
            <text:list-item>
              <text:p text:style-name="P46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6">1</text:p>
          </table:table-cell>
          <table:table-cell table:style-name="表16.B1" office:value-type="string">
            <text:p text:style-name="P18">methane ==&gt; hydrogen carrier</text:p>
          </table:table-cell>
          <table:table-cell table:style-name="表16.C1" office:value-type="string">
            <text:p text:style-name="P18">#2</text:p>
          </table:table-cell>
        </table:table-row>
        <table:table-row>
          <table:table-cell table:style-name="表16.A2" office:value-type="float" office:value="2">
            <text:p text:style-name="P16">2</text:p>
          </table:table-cell>
          <table:table-cell table:style-name="表16.B2" office:value-type="string">
            <text:p text:style-name="P18">this method requires ==&gt; 100 degrees C</text:p>
            <text:list xml:id="list3729264266924875188" text:style-name="L39">
              <text:list-item>
                <text:p text:style-name="P97">ruthenium catalyst</text:p>
              </text:list-item>
              <text:list-item>
                <text:p text:style-name="P97">100 deg. C</text:p>
              </text:list-item>
            </text:list>
          </table:table-cell>
          <table:table-cell table:style-name="表16.C2" office:value-type="string">
            <text:p text:style-name="P18">#3</text:p>
          </table:table-cell>
        </table:table-row>
      </table:table>
      <text:list xml:id="list37646814" text:continue-list="list37640707" text:style-name="L38">
        <text:list-item>
          <text:p text:style-name="P46"/>
        </text:list-item>
      </text:list>
      <text:p text:style-name="P4"/>
      <text:p text:style-name="P4">[next]</text:p>
      <text:list xml:id="list5555154309027909032" text:style-name="L40">
        <text:list-item>
          <text:p text:style-name="P81">TASK : M-27.n → read</text:p>
        </text:list-item>
      </text:list>
      <text:p text:style-name="P4">[further]</text:p>
      <text:p text:style-name="P11"><text:line-break/><text:soft-page-break/><text:span text:style-name="T5">[/ XXX] 20200523_184516</text:span></text:p>
      <text:p text:style-name="P11"/>
      <text:p text:style-name="P2"/>
      <text:p text:style-name="P5"/>
      <text:p text:style-name="P4"><text:span text:style-name="T2">23_26</text:span>----------------------------------------------------------------</text:p>
      <text:p text:style-name="P8">[27] res free# JVEMV6 37#23_X / 37. miscs / 23. CO2 / 20200524_130928</text:p>
      <text:p text:style-name="P2"/>
      <text:p text:style-name="P4">[do] <text:span text:style-name="T4">#_ </text:span></text:p>
      <text:list xml:id="list5834935037451316417" text:style-name="L41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read : M-27.n → read<text:tab/>:d-1</text:p>
              <text:list>
                <text:list-item>
                  <text:p text:style-name="P47"/>
                </text:list-item>
              </text:list>
            </text:list-item>
            <text:list-item>
              <text:p text:style-name="P47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6">1</text:p>
          </table:table-cell>
          <table:table-cell table:style-name="表17.B1" office:value-type="string">
            <text:p text:style-name="P18">requires : </text:p>
            <text:list xml:id="list2871953502746026175" text:style-name="L42">
              <text:list-item>
                <text:p text:style-name="P98">temp : 300 deg.C</text:p>
              </text:list-item>
              <text:list-item>
                <text:p text:style-name="P98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6">2</text:p>
          </table:table-cell>
          <table:table-cell table:style-name="表17.B2" office:value-type="string">
            <text:p text:style-name="P18"/>
          </table:table-cell>
        </table:table-row>
      </table:table>
      <text:list xml:id="list37652749" text:continue-list="list37646814" text:style-name="L38">
        <text:list-item>
          <text:p text:style-name="P46">TASK-2 : M-28.n</text:p>
          <text:list>
            <text:list-item>
              <text:p text:style-name="P46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6">1</text:p>
          </table:table-cell>
          <table:table-cell table:style-name="表18.B1" office:value-type="string">
            <text:p text:style-name="P18">requires : </text:p>
            <text:p text:style-name="P18">catalyst : nanosilica (has defects)</text:p>
          </table:table-cell>
        </table:table-row>
        <table:table-row>
          <table:table-cell table:style-name="表18.A2" office:value-type="float" office:value="2">
            <text:p text:style-name="P16">2</text:p>
          </table:table-cell>
          <table:table-cell table:style-name="表18.B2" office:value-type="string">
            <text:p text:style-name="P18">if the catalyst gets deactivated ==&gt; heat up → back again</text:p>
          </table:table-cell>
        </table:table-row>
      </table:table>
      <text:list xml:id="list37633073" text:continue-numbering="true" text:style-name="L38">
        <text:list-item>
          <text:p text:style-name="P46"><text:soft-page-break/></text:p>
        </text:list-item>
      </text:list>
      <text:p text:style-name="P4"/>
      <text:p text:style-name="P4">[next]</text:p>
      <text:list xml:id="list3162678274367060236" text:style-name="L43">
        <text:list-item>
          <text:p text:style-name="P82">TASK : M-29 ~</text:p>
        </text:list-item>
      </text:list>
      <text:p text:style-name="P4">[further]</text:p>
      <text:p text:style-name="P11"><text:line-break/><text:span text:style-name="T5">[/ XXX] 20200524_141511</text:span></text:p>
      <text:p text:style-name="P11"/>
      <text:p text:style-name="P2"/>
      <text:p text:style-name="P5"/>
      <text:p text:style-name="P4"><text:span text:style-name="T2">23_27</text:span>----------------------------------------------------------------</text:p>
      <text:p text:style-name="P8">[28] res free# JVEMV6 37#23_X / 37. miscs / 23. CO2 / 20200524_183049</text:p>
      <text:p text:style-name="P5"/>
      <text:p text:style-name="P4">[do] <text:span text:style-name="T4">#_ </text:span></text:p>
      <text:list xml:id="list7934039670838231456" text:style-name="L44">
        <text:list-item>
          <text:p text:style-name="P48">REVIEW </text:p>
        </text:list-item>
        <text:list-item>
          <text:p text:style-name="P48">TASK-1 : <text:s/>M-29</text:p>
        </text:list-item>
      </text:list>
      <text:list xml:id="list37632491" text:continue-list="list37633073" text:style-name="L38">
        <text:list-item>
          <text:list>
            <text:list-item>
              <text:p text:style-name="P46">read</text:p>
            </text:list-item>
            <text:list-item>
              <text:p text:style-name="P46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6">1</text:p>
          </table:table-cell>
          <table:table-cell table:style-name="表19.B1" office:value-type="string">
            <text:p text:style-name="P18">plasma synthesis</text:p>
          </table:table-cell>
        </table:table-row>
        <table:table-row>
          <table:table-cell table:style-name="表19.A2" office:value-type="float" office:value="2">
            <text:p text:style-name="P16">2</text:p>
          </table:table-cell>
          <table:table-cell table:style-name="表19.B2" office:value-type="string">
            <text:p text:style-name="P18">room temperature</text:p>
          </table:table-cell>
        </table:table-row>
        <table:table-row>
          <table:table-cell table:style-name="表19.A2" office:value-type="float" office:value="3">
            <text:p text:style-name="P16">3</text:p>
          </table:table-cell>
          <table:table-cell table:style-name="表19.B2" office:value-type="string">
            <text:p text:style-name="P18">CO2 to directly and one-step-wise → methanol (liquid)</text:p>
          </table:table-cell>
        </table:table-row>
      </table:table>
      <text:list xml:id="list1823343798057761407" text:style-name="L45">
        <text:list-item>
          <text:p text:style-name="P49"/>
        </text:list-item>
      </text:list>
      <text:p text:style-name="P14"/>
      <text:p text:style-name="P4"><text:soft-page-break/></text:p>
      <text:p text:style-name="P4">[next]</text:p>
      <text:list xml:id="list7527077784858064327" text:style-name="L46">
        <text:list-item>
          <text:p text:style-name="P83">TASK : read on !</text:p>
        </text:list-item>
      </text:list>
      <text:p text:style-name="P4">[further]</text:p>
      <text:p text:style-name="P11"><text:line-break/><text:span text:style-name="T5">[/ XXX] 20200524_190627</text:span></text:p>
      <text:p text:style-name="P11"/>
      <text:p text:style-name="P2"/>
      <text:p text:style-name="P4"><text:span text:style-name="T2">23_28</text:span>----------------------------------------------------------------</text:p>
      <text:p text:style-name="P8">[29] res free# JVEMV6 37#23_X / 37. miscs / 23. CO2 / XXX</text:p>
      <text:p text:style-name="P5"/>
      <text:p text:style-name="P4">[do] <text:span text:style-name="T4">#_ </text:span></text:p>
      <text:list xml:id="list6140822116271418987" text:style-name="L47">
        <text:list-item>
          <text:p text:style-name="P50">REVIEW </text:p>
        </text:list-item>
        <text:list-item>
          <text:p text:style-name="P50">TASK-1 : M-30.1<text:tab/>:d-1</text:p>
          <text:list>
            <text:list-item>
              <text:p text:style-name="P50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7631937" text:continue-numbering="true" text:style-name="L47">
          <text:list-item>
            <text:list>
              <text:list-item>
                <text:list>
                  <text:list-item>
                    <text:p text:style-name="P50">#4</text:p>
                  </text:list-item>
                </text:list>
              </text:list-item>
            </text:list>
          </text:list-item>
        </text:list>
        <text:p text:style-name="P14"/>
      </text:section>
      <text:list xml:id="list37643243" text:continue-numbering="true" text:style-name="L47">
        <text:list-item>
          <text:list>
            <text:list-item>
              <text:list>
                <text:list-item>
                  <text:p text:style-name="P50">c</text:p>
                </text:list-item>
              </text:list>
            </text:list-item>
            <text:list-item>
              <text:p text:style-name="P50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6">1</text:p>
          </table:table-cell>
          <table:table-cell table:style-name="表20.B1" office:value-type="string">
            <text:p text:style-name="P18"/>
          </table:table-cell>
        </table:table-row>
        <table:table-row>
          <table:table-cell table:style-name="表20.A2" office:value-type="float" office:value="2">
            <text:p text:style-name="P16">2</text:p>
          </table:table-cell>
          <table:table-cell table:style-name="表20.B2" office:value-type="string">
            <text:p text:style-name="P18"/>
          </table:table-cell>
        </table:table-row>
      </table:table>
      <text:list xml:id="list37654120" text:continue-numbering="true" text:style-name="L47">
        <text:list-item>
          <text:p text:style-name="P50">TASK-2 : M-30.2<text:tab/>:d-2</text:p>
          <text:list>
            <text:list-item>
              <text:p text:style-name="P50">read</text:p>
              <text:list>
                <text:list-item>
                  <text:list>
                    <text:list-item>
                      <text:p text:style-name="P50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7642804" text:continue-numbering="true" text:style-name="L47">
          <text:list-item>
            <text:list>
              <text:list-item>
                <text:list>
                  <text:list-item>
                    <text:p text:style-name="P50">aa</text:p>
                  </text:list-item>
                  <text:list-item>
                    <text:p text:style-name="P50">bb</text:p>
                  </text:list-item>
                  <text:list-item>
                    <text:p text:style-name="P50">cc</text:p>
                  </text:list-item>
                </text:list>
              </text:list-item>
            </text:list>
          </text:list-item>
        </text:list>
      </text:section>
      <text:list xml:id="list37653628" text:continue-numbering="true" text:style-name="L47">
        <text:list-item>
          <text:list>
            <text:list-item>
              <text:p text:style-name="P50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6">1</text:p>
          </table:table-cell>
          <table:table-cell table:style-name="表14.B1" office:value-type="string">
            <text:p text:style-name="P18">needs catalyst, as well ? (as well as plasma)</text:p>
          </table:table-cell>
        </table:table-row>
        <table:table-row>
          <table:table-cell table:style-name="表14.A2" office:value-type="float" office:value="2">
            <text:p text:style-name="P16">2</text:p>
          </table:table-cell>
          <table:table-cell table:style-name="表14.B2" office:value-type="string">
            <text:p text:style-name="P18">syngas to fuel ==&gt; requires heat</text:p>
          </table:table-cell>
        </table:table-row>
      </table:table>
      <text:list xml:id="list37649999" text:continue-numbering="true" text:style-name="L47">
        <text:list-item>
          <text:list>
            <text:list-item>
              <text:p text:style-name="P50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6">1</text:p>
          </table:table-cell>
          <table:table-cell table:style-name="表21.B1" office:value-type="string">
            <text:p text:style-name="P18">plasma reator ==&gt; energy cost → how much?</text:p>
          </table:table-cell>
        </table:table-row>
      </table:table>
      <text:list xml:id="list37646793" text:continue-numbering="true" text:style-name="L47">
        <text:list-item>
          <text:p text:style-name="P50"/>
        </text:list-item>
      </text:list>
      <text:p text:style-name="P4"/>
      <text:p text:style-name="P4">[next]</text:p>
      <text:list xml:id="list7016071582091567517" text:style-name="L48">
        <text:list-item>
          <text:p text:style-name="P84">TASK : M-30.3</text:p>
        </text:list-item>
      </text:list>
      <text:p text:style-name="P4">[further]</text:p>
      <text:p text:style-name="P11"><text:line-break/><text:span text:style-name="T5">[/ XXX] 20200526_162218</text:span></text:p>
      <text:p text:style-name="P11"/>
      <text:p text:style-name="P2"/>
      <text:p text:style-name="P4"><text:span text:style-name="T2">23_29</text:span>----------------------------------------------------------------</text:p>
      <text:p text:style-name="P8">[30] res free# JVEMV6 37#23_X / 37. miscs / 23. CO2 / 20200527_124556</text:p>
      <text:p text:style-name="P5"/>
      <text:p text:style-name="P4">[do] <text:span text:style-name="T4">#_ </text:span></text:p>
      <text:list xml:id="list37628853" text:continue-list="list37646793" text:style-name="L47">
        <text:list-item>
          <text:p text:style-name="P50">REVIEW </text:p>
        </text:list-item>
        <text:list-item>
          <text:p text:style-name="P50">SEG-1 : plasma reactor</text:p>
          <text:list>
            <text:list-item>
              <text:p text:style-name="P50"><text:soft-page-break/>S-1.1 : search ==&gt; S-10</text:p>
              <text:list>
                <text:list-item>
                  <text:p text:style-name="P50">==&gt; doc : 34,35,36</text:p>
                </text:list-item>
              </text:list>
            </text:list-item>
          </text:list>
        </text:list-item>
        <text:list-item>
          <text:p text:style-name="P50">SEG-2 : search ==&gt; S-12</text:p>
        </text:list-item>
        <text:list-item>
          <text:p text:style-name="P50">TASK-1</text:p>
          <text:list>
            <text:list-item>
              <text:p text:style-name="P50">read : M-36<text:tab/>:d-1</text:p>
            </text:list-item>
          </text:list>
        </text:list-item>
      </text:list>
      <text:section text:style-name="Sect1" text:name="セクション10">
        <text:list xml:id="list37630805" text:continue-numbering="true" text:style-name="L47">
          <text:list-item>
            <text:list>
              <text:list-item>
                <text:list>
                  <text:list-item>
                    <text:p text:style-name="P50">#2</text:p>
                  </text:list-item>
                  <text:list-item>
                    <text:p text:style-name="P50">#2.1</text:p>
                  </text:list-item>
                  <text:list-item>
                    <text:p text:style-name="P50">cc</text:p>
                  </text:list-item>
                </text:list>
              </text:list-item>
            </text:list>
          </text:list-item>
        </text:list>
      </text:section>
      <text:list xml:id="list37643516" text:continue-numbering="true" text:style-name="L47">
        <text:list-item>
          <text:list>
            <text:list-item>
              <text:p text:style-name="P50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6">1</text:p>
          </table:table-cell>
          <table:table-cell table:style-name="表24.B1" office:value-type="string">
            <text:p text:style-name="P18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6">2</text:p>
          </table:table-cell>
          <table:table-cell table:style-name="表24.B2" office:value-type="string">
            <text:p text:style-name="P18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7649502" text:continue-numbering="true" text:style-name="L47">
        <text:list-item>
          <text:list>
            <text:list-item>
              <text:p text:style-name="P50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6"/>
          </table:table-cell>
          <table:table-cell table:style-name="表25.B1" office:value-type="string">
            <text:p text:style-name="P18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7642087" text:continue-numbering="true" text:style-name="L47">
        <text:list-item>
          <text:list>
            <text:list-item>
              <text:p text:style-name="P50"/>
            </text:list-item>
          </text:list>
        </text:list-item>
      </text:list>
      <text:p text:style-name="P4"/>
      <text:p text:style-name="P4">[next]</text:p>
      <text:list xml:id="list4240663561442340918" text:style-name="L49">
        <text:list-item>
          <text:p text:style-name="P69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65">or, q-3,4</text:p>
        </text:list-item>
      </text:list>
      <text:p text:style-name="P4">[further]</text:p>
      <text:p text:style-name="P11"><text:line-break/><text:span text:style-name="T5">[/ XXX] 20200527_124538</text:span></text:p>
      <text:p text:style-name="P5"/>
      <text:p text:style-name="P2"/>
      <text:p text:style-name="P5"><text:soft-page-break/></text:p>
      <text:p text:style-name="P4"><text:span text:style-name="T2">23_30</text:span>----------------------------------------------------------------</text:p>
      <text:p text:style-name="P8">[31] res free# JVEMV6 37#23_X / 37. miscs / 23. CO2 / 20200528_143947</text:p>
      <text:p text:style-name="P5"/>
      <text:p text:style-name="P4">[do] <text:span text:style-name="T4">#_ </text:span></text:p>
      <text:list xml:id="list5336008901525448132" text:style-name="L50">
        <text:list-item>
          <text:p text:style-name="P51">REVIEW </text:p>
        </text:list-item>
        <text:list-item>
          <text:p text:style-name="P66">TASK-1 : M-45<text:tab/><text:tab/>:d-1</text:p>
          <text:list>
            <text:list-item>
              <text:p text:style-name="P66">#1 気体が電離してイオン化した状態</text:p>
            </text:list-item>
            <text:list-item>
              <text:p text:style-name="P66">#2 もう一つプラズマを表すために</text:p>
            </text:list-item>
            <text:list-item>
              <text:p text:style-name="P66">#3 デバイ長の半径を持つ球の中の</text:p>
            </text:list-item>
            <text:list-item>
              <text:p text:style-name="P66">==&gt; OK</text:p>
            </text:list-item>
          </text:list>
        </text:list-item>
        <text:list-item>
          <text:p text:style-name="P66">TASK-2 : M-44<text:tab/><text:tab/>:d-2</text:p>
          <text:list>
            <text:list-item>
              <text:p text:style-name="P66">==&gt; OK</text:p>
            </text:list-item>
          </text:list>
        </text:list-item>
        <text:list-item>
          <text:p text:style-name="P66">TASK-3 : M-39</text:p>
          <text:list>
            <text:list-item>
              <text:p text:style-name="P66"><text:a xlink:type="simple" xlink:href="https://eleshop.jp/shop/c/c112061/" text:style-name="Internet_20_link" text:visited-style-name="Visited_20_Internet_20_Link">https://eleshop.jp/shop/c/c112061/</text:a></text:p>
              <text:list>
                <text:list-item>
                  <text:p text:style-name="P66">円形 冷陰極管2本+インバータ付セット 白01-CWC-SET</text:p>
                </text:list-item>
              </text:list>
            </text:list-item>
            <text:list-item>
              <text:p text:style-name="P66">==&gt; continue</text:p>
            </text:list-item>
          </text:list>
        </text:list-item>
      </text:list>
      <text:p text:style-name="P4">[next]</text:p>
      <text:list xml:id="list37646386" text:continue-list="list7016071582091567517" text:style-name="L48">
        <text:list-item>
          <text:p text:style-name="P84">TASK : M-39 : #3</text:p>
        </text:list-item>
      </text:list>
      <text:p text:style-name="P4">[further]</text:p>
      <text:p text:style-name="P11"><text:line-break/><text:span text:style-name="T5">[/ XXX] 20200528_165249</text:span></text:p>
      <text:p text:style-name="P11"/>
      <text:p text:style-name="P2"/>
      <text:p text:style-name="P4"><text:soft-page-break/><text:span text:style-name="T2">23_31</text:span>----------------------------------------------------------------</text:p>
      <text:p text:style-name="P8">[32] res free# JVEMV6 37#23_X / 37. miscs / 23. CO2 / 20200531_152706</text:p>
      <text:p text:style-name="P5"/>
      <text:p text:style-name="P4">[do] <text:span text:style-name="T4">#_ </text:span></text:p>
      <text:list xml:id="list6623618471597017889" text:style-name="L51">
        <text:list-item>
          <text:p text:style-name="P52">REVIEW </text:p>
        </text:list-item>
        <text:list-item>
          <text:p text:style-name="P52">TASK-1 : M-39 : #3<text:tab/>:d-1</text:p>
          <text:list>
            <text:list-item>
              <text:p text:style-name="P52">T-1.1 </text:p>
            </text:list-item>
          </text:list>
        </text:list-item>
      </text:list>
      <text:section text:style-name="Sect1" text:name="セクション11">
        <text:list xml:id="list37629914" text:continue-numbering="true" text:style-name="L51">
          <text:list-item>
            <text:list>
              <text:list-item>
                <text:list>
                  <text:list-item>
                    <text:p text:style-name="P52"><text:span text:style-name="T4">#_ </text:span>#3</text:p>
                  </text:list-item>
                  <text:list-item>
                    <text:p text:style-name="P52"><text:span text:style-name="T4">#_ </text:span>#4</text:p>
                    <text:list>
                      <text:list-item>
                        <text:p text:style-name="P52">V-Qリサジュー図形</text:p>
                      </text:list-item>
                    </text:list>
                  </text:list-item>
                  <text:list-item>
                    <text:p text:style-name="P52">#5</text:p>
                  </text:list-item>
                </text:list>
              </text:list-item>
            </text:list>
          </text:list-item>
        </text:list>
      </text:section>
      <text:list xml:id="list37649354" text:continue-numbering="true" text:style-name="L51">
        <text:list-item>
          <text:list>
            <text:list-item>
              <text:p text:style-name="P52">came to know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float" office:value="1">
            <text:p text:style-name="P16">1</text:p>
          </table:table-cell>
          <table:table-cell table:style-name="表27.B1" office:value-type="string">
            <text:p text:style-name="P18">光の波長の強度から、　=&gt;　濃度を推知できる（水溶液）</text:p>
          </table:table-cell>
        </table:table-row>
        <table:table-row>
          <table:table-cell table:style-name="表27.A2" office:value-type="float" office:value="2">
            <text:p text:style-name="P16">2</text:p>
          </table:table-cell>
          <table:table-cell table:style-name="表27.B2" office:value-type="string">
            <text:p text:style-name="P18">C=Cの結合が弱まると　=&gt;　それを原料とした汚れは、落ちやすくなる</text:p>
          </table:table-cell>
        </table:table-row>
        <table:table-row>
          <table:table-cell table:style-name="表27.A2" office:value-type="float" office:value="3">
            <text:p text:style-name="P16">3</text:p>
          </table:table-cell>
          <table:table-cell table:style-name="表27.B2" office:value-type="string">
            <text:p text:style-name="P18">OHラジカルは　=&gt;　有機物の結合を、--&gt;　弱める（？）</text:p>
          </table:table-cell>
        </table:table-row>
        <table:table-row>
          <table:table-cell table:style-name="表27.A2" office:value-type="float" office:value="4">
            <text:p text:style-name="P16">4</text:p>
          </table:table-cell>
          <table:table-cell table:style-name="表27.B2" office:value-type="string">
            <text:p text:style-name="P18">本件のプラズマ噴射機。両電極の間の空間で　=&gt;　OHラジカル、発生している。</text:p>
          </table:table-cell>
        </table:table-row>
        <table:table-row>
          <table:table-cell table:style-name="表27.A2" office:value-type="float" office:value="5">
            <text:p text:style-name="P16">5</text:p>
          </table:table-cell>
          <table:table-cell table:style-name="表27.B2" office:value-type="string">
            <text:p text:style-name="P18">“XPS”という測定方法を用いると　=&gt;　結合状態の強度が--&gt;分かる</text:p>
          </table:table-cell>
        </table:table-row>
      </table:table>
      <text:list xml:id="list37655676" text:continue-numbering="true" text:style-name="L51">
        <text:list-item>
          <text:p text:style-name="P52">search : S-13</text:p>
          <text:list>
            <text:list-item>
              <text:p text:style-name="P52"/>
            </text:list-item>
          </text:list>
        </text:list-item>
      </text:list>
      <text:p text:style-name="P4"/>
      <text:p text:style-name="P4">[next]</text:p>
      <text:list xml:id="list6714378736334285557" text:style-name="L52">
        <text:list-item>
          <text:p text:style-name="P85">TASK : M-47</text:p>
        </text:list-item>
      </text:list>
      <text:p text:style-name="P4">[further]</text:p>
      <text:p text:style-name="P11"><text:line-break/><text:soft-page-break/><text:span text:style-name="T5">[/ XXX] </text:span></text:p>
      <text:p text:style-name="P11"/>
      <text:p text:style-name="P2"/>
      <text:p text:style-name="P5"/>
      <text:p text:style-name="P4"><text:span text:style-name="T2">23_32</text:span>----------------------------------------------------------------</text:p>
      <text:p text:style-name="P8">[33] res free# JVEMV6 37#23_X / 37. miscs / 23. CO2 / 20200601_123417</text:p>
      <text:p text:style-name="P5"/>
      <text:p text:style-name="P4">[do] <text:span text:style-name="T4">#_ </text:span></text:p>
      <text:list xml:id="list7074233162167610672" text:style-name="L53">
        <text:list-item>
          <text:p text:style-name="P53">REVIEW </text:p>
        </text:list-item>
        <text:list-item>
          <text:p text:style-name="P53">TASK-1 : M-47</text:p>
        </text:list-item>
        <text:list-item>
          <text:p text:style-name="P53"/>
        </text:list-item>
      </text:list>
      <text:p text:style-name="P4"/>
      <text:p text:style-name="P4">[next]</text:p>
      <text:list xml:id="list8876290759655746046" text:style-name="L54">
        <text:list-item>
          <text:p text:style-name="P54">TASK : M-47 : #5</text:p>
          <text:list>
            <text:list-item>
              <text:p text:style-name="P54">C:\WORKS_2\WS\WS_Others.JVEMV6\JVEMV6\37_miscs\23_CO2\texts\texts_47.odt</text:p>
            </text:list-item>
          </text:list>
        </text:list-item>
      </text:list>
      <text:p text:style-name="P4">[further]</text:p>
      <text:p text:style-name="P11"><text:line-break/><text:span text:style-name="T5">[/ XXX] 20200601_130536</text:span></text:p>
      <text:p text:style-name="P2"/>
      <text:p text:style-name="P5"/>
      <text:p text:style-name="P4"><text:span text:style-name="T2">23_33</text:span>----------------------------------------------------------------</text:p>
      <text:p text:style-name="P8"><text:soft-page-break/>[34] res free# JVEMV6 37#23_X / 37. miscs / 23. CO2 / 20200604_143455</text:p>
      <text:p text:style-name="P4"/>
      <text:p text:style-name="P4">[do] <text:span text:style-name="T4">#_ </text:span></text:p>
      <text:list xml:id="list37633367" text:continue-list="list37655676" text:style-name="L51">
        <text:list-item>
          <text:p text:style-name="P52">REVIEW </text:p>
        </text:list-item>
        <text:list-item>
          <text:p text:style-name="P52">TASK-1 : M-47 : #5 / :d-1 </text:p>
          <text:list>
            <text:list-item>
              <text:p text:style-name="P52">read</text:p>
            </text:list-item>
            <text:list-item>
              <text:p text:style-name="P52">docs</text:p>
              <text:list>
                <text:list-item>
                  <text:p text:style-name="P52"><text:a xlink:type="simple" xlink:href="https://ko.wikipedia.org/wiki/글리세롤" text:style-name="Internet_20_link" text:visited-style-name="Visited_20_Internet_20_Link">https://ko.wikipedia.org/wiki/글리세롤</text:a><text:tab/>:d-2</text:p>
                </text:list-item>
              </text:list>
            </text:list-item>
            <text:list-item>
              <text:p text:style-name="P52">==&gt; OK</text:p>
            </text:list-item>
          </text:list>
        </text:list-item>
      </text:list>
      <text:p text:style-name="P4">[next]</text:p>
      <text:list xml:id="list1707002818537980758" text:style-name="L55">
        <text:list-item>
          <text:p text:style-name="P55">TASK : M-47 : #8</text:p>
          <text:list>
            <text:list-item>
              <text:p text:style-name="P55"><text:a xlink:type="simple" xlink:href="https://pubs.rsc.org/en/content/articlelanding/2017/cs/c6cs00066e#fig2" text:style-name="Internet_20_link" text:visited-style-name="Visited_20_Internet_20_Link">https://pubs.rsc.org/en/content/articlelanding/2017/cs/c6cs00066e#fig2</text:a></text:p>
            </text:list-item>
          </text:list>
        </text:list-item>
      </text:list>
      <text:p text:style-name="P4">[further]</text:p>
      <text:p text:style-name="P11"><text:line-break/><text:span text:style-name="T5">[/ XXX] 20200604_154544</text:span></text:p>
      <text:p text:style-name="P5"/>
      <text:p text:style-name="P2"/>
      <text:p text:style-name="P4"><text:span text:style-name="T2">23_34</text:span>----------------------------------------------------------------</text:p>
      <text:p text:style-name="P8">[35] res free# JVEMV6 37#23_X / 37. miscs / 23. CO2 / 20200605_171355</text:p>
      <text:p text:style-name="P5"/>
      <text:p text:style-name="P4">[do] <text:span text:style-name="T4">#_ </text:span></text:p>
      <text:list xml:id="list8907261541236392768" text:style-name="L56">
        <text:list-item>
          <text:p text:style-name="P56">REVIEW </text:p>
        </text:list-item>
        <text:list-item>
          <text:p text:style-name="P56"><text:soft-page-break/>TASK-1 : M-8</text:p>
        </text:list-item>
        <text:list-item>
          <text:p text:style-name="P56"/>
        </text:list-item>
      </text:list>
      <text:p text:style-name="P4">[next]</text:p>
      <text:list xml:id="list7808754411199226605" text:style-name="L61">
        <text:list-item>
          <text:p text:style-name="P57">TASK : M-8</text:p>
          <text:list>
            <text:list-item>
              <text:p text:style-name="P57">#10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28.A2" office:value-type="string">
            <text:p text:style-name="P16">C:\WORKS_2\WS\WS_Others.JVEMV6\JVEMV6\37_miscs\23_CO2\texts\texts_47.odt</text:p>
          </table:table-cell>
        </table:table-row>
      </table:table>
      <text:list xml:id="list37646499" text:continue-numbering="true" text:style-name="L61">
        <text:list-item>
          <text:list>
            <text:list-item>
              <text:p text:style-name="P57"/>
            </text:list-item>
          </text:list>
        </text:list-item>
      </text:list>
      <text:p text:style-name="P4">[further]</text:p>
      <text:p text:style-name="P11"><text:line-break/><text:span text:style-name="T5">[/ XXX] 20200605_174109</text:span></text:p>
      <text:p text:style-name="P5"/>
      <text:p text:style-name="P2">@@@</text:p>
      <text:p text:style-name="P4"><text:span text:style-name="T2">23_35</text:span>----------------------------------------------------------------</text:p>
      <text:p text:style-name="P8">[36] res free# JVEMV6 37#23_X / 37. miscs / 23. CO2 / XXX</text:p>
      <text:p text:style-name="P5"/>
      <text:p text:style-name="P4">[do] <text:span text:style-name="T4">#_ </text:span></text:p>
      <text:list xml:id="list37648679" text:continue-list="list37633367" text:style-name="L51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read</text:p>
            </text:list-item>
          </text:list>
        </text:list-item>
        <text:list-item>
          <text:p text:style-name="P52"/>
        </text:list-item>
      </text:list>
      <text:p text:style-name="P4"/>
      <text:p text:style-name="P4"><text:soft-page-break/>[next]</text:p>
      <text:list xml:id="list5599233189738628537" text:style-name="L62">
        <text:list-item>
          <text:p text:style-name="P87">TASK</text:p>
        </text:list-item>
      </text:list>
      <text:p text:style-name="P4">[further]</text:p>
      <text:p text:style-name="P11"><text:line-break/><text:span text:style-name="T5">[/ XXX] </text:span></text:p>
      <text:p text:style-name="P5"/>
      <text:p text:style-name="P5"/>
      <text:p text:style-name="P3">----------------------------------------- [TEMPLATE] 20200427_130632</text:p>
      <text:p text:style-name="P4"><text:span text:style-name="T2">23_XX</text:span>----------------------------------------------------------------</text:p>
      <text:p text:style-name="P8">[XX] res free# JVEMV6 37#23_X / 37. miscs / 23. CO2 / XXX</text:p>
      <text:p text:style-name="P4"/>
      <text:p text:style-name="P4">[do] <text:span text:style-name="T4">#_ </text:span></text:p>
      <text:list xml:id="list37631143" text:continue-list="list37648679" text:style-name="L51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read</text:p>
            </text:list-item>
          </text:list>
        </text:list-item>
        <text:list-item>
          <text:p text:style-name="P52"/>
        </text:list-item>
      </text:list>
      <text:p text:style-name="P4"/>
      <text:p text:style-name="P4">[next]</text:p>
      <text:list xml:id="list2319535166500278974" text:style-name="L58">
        <text:list-item>
          <text:p text:style-name="P86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5"/>
      <text:p text:style-name="P3"/>
      <text:p text:style-name="P3"><text:soft-page-break/></text:p>
      <text:p text:style-name="P4"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7654133" text:continue-list="list37642087" text:style-name="L47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read</text:p>
            </text:list-item>
          </text:list>
        </text:list-item>
      </text:list>
      <text:section text:style-name="Sect1" text:name="セクション8">
        <text:list xml:id="list37648857" text:continue-numbering="true" text:style-name="L47">
          <text:list-item>
            <text:list>
              <text:list-item>
                <text:list>
                  <text:list-item>
                    <text:p text:style-name="P50">aa</text:p>
                  </text:list-item>
                  <text:list-item>
                    <text:p text:style-name="P50">bb</text:p>
                  </text:list-item>
                  <text:list-item>
                    <text:p text:style-name="P50">cc</text:p>
                  </text:list-item>
                </text:list>
              </text:list-item>
            </text:list>
          </text:list-item>
        </text:list>
      </text:section>
      <text:list xml:id="list37631029" text:continue-numbering="true" text:style-name="L47">
        <text:list-item>
          <text:list>
            <text:list-item>
              <text:p text:style-name="P50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8"/>
          </table:table-cell>
        </table:table-row>
      </table:table>
      <text:list xml:id="list37657272" text:continue-numbering="true" text:style-name="L47">
        <text:list-item>
          <text:list>
            <text:list-item>
              <text:p text:style-name="P50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8"/>
          </table:table-cell>
        </table:table-row>
      </table:table>
      <text:list xml:id="list37635296" text:continue-numbering="true" text:style-name="L47">
        <text:list-item>
          <text:p text:style-name="P50">aaa</text:p>
        </text:list-item>
        <text:list-item>
          <text:p text:style-name="P50">aa</text:p>
          <text:list>
            <text:list-item>
              <text:p text:style-name="P50"/>
            </text:list-item>
          </text:list>
        </text:list-item>
      </text:list>
      <text:p text:style-name="P14"/>
      <text:p text:style-name="P4"/>
      <text:p text:style-name="P4">[next]</text:p>
      <text:list xml:id="list37655045" text:continue-list="list37646386" text:style-name="L48">
        <text:list-item>
          <text:p text:style-name="P84">TASK</text:p>
        </text:list-item>
      </text:list>
      <text:p text:style-name="P4">[further]</text:p>
      <text:p text:style-name="P11"><text:line-break/><text:soft-page-break/><text:span text:style-name="T5">[/ XXX] </text:span></text:p>
      <text:p text:style-name="P11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<text:soft-page-break/>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93">###</text:p>
          </table:table-cell>
        </table:table-row>
        <table:table-row>
          <table:table-cell table:style-name="表1.A2" office:value-type="string">
            <text:p text:style-name="P89">C:\WORKS_2\a.bat &amp;&amp; r oj &amp;&amp; git add -A &amp;&amp; git commit -m ^"(res : JVE_37#23 : CO2 : 23_<text:span text:style-name="T12">[</text:span><text:span text:style-name="T11">34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ext:soft-page-break/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7573595342493277317" text:style-name="L59">
              <text:list-item>
                <text:p text:style-name="P99">C/P</text:p>
              </text:list-item>
              <text:list-item>
                <text:p text:style-name="P99">change</text:p>
                <text:list>
                  <text:list-item>
                    <text:p text:style-name="P99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4154063924123806359" text:style-name="L60">
              <text:list-item>
                <text:p text:style-name="P100">top of the title lines, change ==&gt; session number</text:p>
              </text:list-item>
              <text:list-item>
                <text:p text:style-name="P100">current session num ==&gt; increment</text:p>
              </text:list-item>
              <text:list-item>
                <text:p text:style-name="P100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5T17:42:40.92</dc:date>
    <dc:creator>iwabuchi ken</dc:creator>
    <meta:editing-duration>P1DT11H49M23S</meta:editing-duration>
    <meta:editing-cycles>202</meta:editing-cycles>
    <meta:generator>OpenOffice/4.1.3$Win32 OpenOffice.org_project/413m1$Build-9783</meta:generator>
    <meta:document-statistic meta:table-count="28" meta:image-count="0" meta:object-count="0" meta:page-count="43" meta:paragraph-count="794" meta:word-count="4151" meta:character-count="21106"/>
  </office:meta>
</office:document-meta>
</file>